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Marathi1" svg:font-family="'Lohit Marath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harp" svg:font-family="'WenQuanYi Zen Hei Sharp'" style:font-family-generic="system" style:font-pitch="variable"/>
  </office:font-face-decls>
  <office:automatic-styles>
    <style:style style:name="PC-IP-MAC" style:family="table">
      <style:table-properties style:width="6.925in" table:align="margins"/>
    </style:style>
    <style:style style:name="PC-IP-MAC.A" style:family="table-column">
      <style:table-column-properties style:column-width="2.3083in" style:rel-column-width="21845*"/>
    </style:style>
    <style:style style:name="PC-IP-MAC.B" style:family="table-column">
      <style:table-column-properties style:column-width="2.3083in" style:rel-column-width="21844*"/>
    </style:style>
    <style:style style:name="PC-IP-MAC.C" style:family="table-column">
      <style:table-column-properties style:column-width="2.3083in" style:rel-column-width="21846*"/>
    </style:style>
    <style:style style:name="PC-IP-MAC.A1" style:family="table-cell">
      <style:table-cell-properties fo:padding="0.0382in" fo:border-left="0.0007in solid #000000" fo:border-right="none" fo:border-top="0.0007in solid #000000" fo:border-bottom="0.0007in solid #000000"/>
    </style:style>
    <style:style style:name="PC-IP-MAC.C1" style:family="table-cell">
      <style:table-cell-properties fo:padding="0.0382in" fo:border="0.0007in solid #000000"/>
    </style:style>
    <style:style style:name="PC-IP-MAC.A2" style:family="table-cell">
      <style:table-cell-properties fo:padding="0.0382in" fo:border-left="0.0007in solid #000000" fo:border-right="none" fo:border-top="none" fo:border-bottom="0.0007in solid #000000"/>
    </style:style>
    <style:style style:name="PC-IP-MAC.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5" style:family="paragraph" style:parent-style-name="Standard">
      <style:paragraph-properties fo:margin-left="0.4925in" fo:margin-right="0in" fo:text-align="start" style:justify-single-word="false" fo:text-indent="0in" style:auto-text-indent="false"/>
      <style:text-properties fo:font-weight="normal" style:font-weight-asian="normal" style:font-weight-complex="normal"/>
    </style:style>
    <style:style style:name="P6" style:family="paragraph" style:parent-style-name="Standard">
      <style:paragraph-properties fo:margin-left="0.9846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paragraph-properties fo:margin-left="0.9827in" fo:margin-right="0in" fo:text-align="start" style:justify-single-word="false" fo:text-indent="0in" style:auto-text-indent="false"/>
      <style:text-properties style:font-name="Courier New" fo:font-size="11pt" fo:language="en" fo:country="US" fo:font-weight="normal" style:font-name-asian="Courier New" style:font-size-asian="11pt" style:font-weight-asian="normal" style:font-name-complex="Courier New" style:font-size-complex="11pt" style:font-weight-complex="normal"/>
    </style:style>
    <style:style style:name="P8" style:family="paragraph" style:parent-style-name="Standard">
      <style:paragraph-properties fo:margin-left="0.9827in" fo:margin-right="0in" fo:text-indent="0in" style:auto-text-indent="false" style:text-autospace="none"/>
      <style:text-properties style:font-name="Courier New" fo:font-size="11pt" fo:language="en" fo:country="US" style:font-name-asian="Courier New" style:font-size-asian="11pt" style:font-name-complex="Courier New" style:font-size-complex="11pt"/>
    </style:style>
    <style:style style:name="P9" style:family="paragraph" style:parent-style-name="Table_20_Contents">
      <style:paragraph-properties fo:text-align="start" style:justify-single-word="false"/>
    </style:style>
    <style:style style:name="P10"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11"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12" style:family="paragraph" style:parent-style-name="Standard">
      <style:paragraph-properties fo:margin-left="0.4925in" fo:margin-right="0in" fo:text-align="start" style:justify-single-word="false" fo:text-indent="0in" style:auto-text-indent="false"/>
      <style:text-properties fo:font-weight="normal" style:font-weight-asian="normal" style:font-weight-complex="normal"/>
    </style:style>
    <style:style style:name="P13" style:family="paragraph" style:parent-style-name="Standard">
      <style:paragraph-properties fo:margin-left="0.9827in" fo:margin-right="0in" fo:text-indent="0in" style:auto-text-indent="false" style:text-autospace="none"/>
      <style:text-properties style:font-name="Courier New" fo:font-size="11pt" fo:language="en" fo:country="US" style:font-name-asian="Courier New" style:font-size-asian="11pt" style:font-name-complex="Courier New" style:font-size-complex="11pt"/>
    </style:style>
    <style:style style:name="P14" style:family="paragraph" style:parent-style-name="Standard">
      <style:paragraph-properties style:text-autospace="none"/>
      <style:text-properties style:font-name="Courier New" fo:font-size="11pt" fo:language="en" fo:country="US" fo:font-weight="normal" style:font-name-asian="Courier New" style:font-size-asian="11pt" style:font-weight-asian="normal" style:font-name-complex="Courier New" style:font-size-complex="11pt" style:font-weight-complex="normal"/>
    </style:style>
    <style:style style:name="P15" style:family="paragraph" style:parent-style-name="Standard">
      <style:paragraph-properties style:text-autospace="none"/>
      <style:text-properties style:font-name="Courier New" fo:font-size="11pt" fo:language="en" fo:country="US" style:font-name-asian="Courier New" style:font-size-asian="11pt" style:font-name-complex="Courier New" style:font-size-complex="11pt"/>
    </style:style>
    <style:style style:name="P16" style:family="paragraph" style:parent-style-name="Standard" style:list-style-name="L1">
      <style:paragraph-properties fo:text-align="start" style:justify-single-word="false"/>
      <style:text-properties fo:font-weight="normal" style:font-weight-asian="normal" style:font-weight-complex="normal"/>
    </style:style>
    <style:style style:name="P17" style:family="paragraph" style:parent-style-name="Standard">
      <style:paragraph-properties fo:margin-left="0.9846in" fo:margin-right="0in" fo:text-align="start" style:justify-single-word="false" fo:text-indent="0in" style:auto-text-indent="false"/>
      <style:text-properties fo:font-weight="bold" style:font-weight-asian="bold" style:font-weight-complex="bold"/>
    </style:style>
    <style:style style:name="P18" style:family="paragraph" style:parent-style-name="Standard">
      <style:paragraph-properties fo:margin-left="0.9846in" fo:margin-right="0in" fo:text-align="start" style:justify-single-word="false" fo:text-indent="0in" style:auto-text-indent="false"/>
      <style:text-properties fo:font-weight="normal" style:font-weight-asian="normal" style:font-weight-complex="normal"/>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drew Zurn</text:p>
      <text:p text:style-name="P1">Other Students: None</text:p>
      <text:p text:style-name="P1">CSCI 312 – Schnepf</text:p>
      <text:p text:style-name="P1">Lab 2 Report</text:p>
      <text:p text:style-name="P1">3/19/2013</text:p>
      <text:p text:style-name="P1"/>
      <text:p text:style-name="P2">In this lab, <text:span text:style-name="T1">we covered a fair amount of material, ranging from the use of different capture and display filters in wireshark, to using different types of equipment, and also experimenting with what goes wrong when networks are not properly setup.</text:span></text:p>
      <text:p text:style-name="P1"/>
      <text:p text:style-name="P3">Exercise 1</text:p>
      <text:p text:style-name="P5">The results of this experiment show that applying a filter to capture only traffic to and from host 10.0.1.12 does indeed do what we want. <text:s/>We only see packets included that are ARPS to and from PC2, and data sent from PC2 or received by PC2. <text:s/>We can be sure of this if we look at the Source and Destination fields of the captured data, which is where we will see either PC2's MAC address or PC2's IP address in either of those fields.</text:p>
      <text:p text:style-name="P5"/>
      <text:p text:style-name="P4">Exercise 2</text:p>
      <text:p text:style-name="P5">A switch, unlike a hub, will learn what hosts are attached to what ports, and only forward packets to the port of which it knows a host is on. <text:s/>When we look at the results of this exercise, the results do look similar to the results of when a hub is used, but we should, and do only see packets being sent from PC1 to the other PC's, as PC1 is the PC we are capturing on, the ping from PC2 to PC1, and then the broadcast ARPs from PC2 looking for PC3 and PC4. <text:s/>Because the switch knows of PC1's location, it doesn't forward any packets to PC1 without PC1's MAC address contained in the Ethernet header. <text:s/>Below is the last few lines of data from the capture to support this claim.</text:p>
      <text:p text:style-name="P5"/>
      <text:p text:style-name="P5">Output:</text:p>
      <text:p text:style-name="P6">No. <text:s text:c="4"/>Time <text:s text:c="7"/>Source <text:s text:c="15"/>Destination <text:s text:c="10"/>Protocol Length Info </text:p>
      <text:p text:style-name="P6"><text:s text:c="5"/>20 22.323670 <text:s text:c="2"/>10.0.1.11 <text:s text:c="12"/>10.0.1.12 <text:s text:c="12"/>ICMP <text:s text:c="4"/>98 <text:s text:c="4"/>Echo (ping) reply <text:s text:c="3"/>id=0x0722, seq=1/256, ttl=64 </text:p>
      <text:p text:style-name="P6"/>
      <text:p text:style-name="P6">Frame 20: 98 bytes on wire (784 bits), 98 bytes captured (784 bits) </text:p>
      <text:p text:style-name="P6">Ethernet II, Src: Hewlett-_11:30:e9 (00:24:81:11:30:e9), Dst: Hewlett-_c4:b4:32 (00:24:81:c4:b4:32) </text:p>
      <text:p text:style-name="P6">Internet Protocol Version 4, Src: 10.0.1.11 (10.0.1.11), Dst: 10.0.1.12 (10.0.1.12) </text:p>
      <text:p text:style-name="P6">Internet Control Message Protocol </text:p>
      <text:p text:style-name="P6"/>
      <text:p text:style-name="P6">No. <text:s text:c="4"/>Time <text:s text:c="7"/>Source <text:s text:c="15"/>Destination <text:s text:c="10"/>Protocol Length Info </text:p>
      <text:p text:style-name="P6"><text:s text:c="5"/>21 27.035915 <text:s text:c="2"/>Hewlett-_c4:b4:32 <text:s text:c="4"/>Broadcast <text:s text:c="12"/>ARP <text:s text:c="5"/>60 <text:s text:c="4"/>Who has 10.0.1.13? <text:s/>Tell 10.0.1.12 </text:p>
      <text:p text:style-name="P6"/>
      <text:p text:style-name="P6">Frame 21: 60 bytes on wire (480 bits), 60 bytes captured (480 bits) </text:p>
      <text:p text:style-name="P6">Ethernet II, Src: Hewlett-_c4:b4:32 (00:24:81:c4:b4:32), Dst: Broadcast (ff:ff:ff:ff:ff:ff) </text:p>
      <text:p text:style-name="P6">Address Resolution Protocol (request)</text:p>
      <text:p text:style-name="P6"/>
      <text:p text:style-name="P17">NO REPLY OR PING IS CAPTURED</text:p>
      <text:p text:style-name="P6"/>
      <text:p text:style-name="P6">No. <text:s text:c="4"/>Time <text:s text:c="7"/>Source <text:s text:c="15"/>Destination <text:s text:c="10"/>Protocol Length Info </text:p>
      <text:p text:style-name="P6"><text:soft-page-break/><text:s text:c="5"/>22 30.891911 <text:s text:c="2"/>Hewlett-_c4:b4:32 <text:s text:c="4"/>Broadcast <text:s text:c="12"/>ARP <text:s text:c="5"/>60 <text:s text:c="4"/>Who has 10.0.1.14? <text:s/>Tell 10.0.1.12 </text:p>
      <text:p text:style-name="P6"><text:s/></text:p>
      <text:p text:style-name="P6">Frame 22: 60 bytes on wire (480 bits), 60 bytes captured (480 bits) </text:p>
      <text:p text:style-name="P6">Ethernet II, Src: Hewlett-_c4:b4:32 (00:24:81:c4:b4:32), Dst: Broadcast (ff:ff:ff:ff:ff:ff) </text:p>
      <text:p text:style-name="P6">Address Resolution Protocol (request)</text:p>
      <text:p text:style-name="P6"/>
      <text:p text:style-name="P17">NO REPLY OR PING IS CAPTURED</text:p>
      <text:p text:style-name="P6"/>
      <text:p text:style-name="P5">Notice the broadcast ARPs, but no pings being recorded on PC1's capture going from PC2 to PC3 or PC4.</text:p>
      <text:p text:style-name="P5"/>
      <text:p text:style-name="P4">Exercise 3</text:p>
      <text:p text:style-name="P5">In this exercise, we use different display filters to manipulate the view we have of the captured data coming in from our machines. <text:s/>When we set the filter to ip.addr == 10.0.1.12, we see only data being displayed that has relevance to host 10.0.1.12, or PC2. <text:s/>When we switch this to </text:p>
      <text:p text:style-name="P5">ip.src <text:s/>== 10.0.1.12, we see a slight difference in the data, as now all packets that have a source of 10.0.1.12 are displayed. <text:s/>It shows packets being send from PC2 to any other PC, where as the previous filter showed all packets being sent from and being received by PC2. <text:s/>When we apply our final filter, ssh and ip.addr == 10.0.1.12, we see only information that is coming from the ssh port, which is found in the frame information <text:s/>displayed below the packet information, and also coming from host 10.0.1.12. <text:s/>So in effect, it filters out all information on the packets that were not apart of the ssh connection to PC2.</text:p>
      <text:p text:style-name="P5"/>
      <text:p text:style-name="P4">Exercise 4</text:p>
      <text:p text:style-name="P4"><text:tab/><text:span text:style-name="T2">In this exercise, we set a capture filter to only capture ARPs, in order to focus in on the details <text:tab/>of those packets and help to find the MAC addresses of our different PCs.</text:span></text:p>
      <text:p text:style-name="P10"/>
      <table:table table:name="PC-IP-MAC" table:style-name="PC-IP-MAC">
        <table:table-column table:style-name="PC-IP-MAC.A"/>
        <table:table-column table:style-name="PC-IP-MAC.B"/>
        <table:table-column table:style-name="PC-IP-MAC.C"/>
        <table:table-row>
          <table:table-cell table:style-name="PC-IP-MAC.A1" office:value-type="string">
            <text:p text:style-name="P9">Linux PC</text:p>
          </table:table-cell>
          <table:table-cell table:style-name="PC-IP-MAC.A1" office:value-type="string">
            <text:p text:style-name="P9">IP Address of em1</text:p>
          </table:table-cell>
          <table:table-cell table:style-name="PC-IP-MAC.C1" office:value-type="string">
            <text:p text:style-name="P9">MAC Address</text:p>
          </table:table-cell>
        </table:table-row>
        <table:table-row>
          <table:table-cell table:style-name="PC-IP-MAC.A2" office:value-type="string">
            <text:p text:style-name="P9">Netlab1</text:p>
          </table:table-cell>
          <table:table-cell table:style-name="PC-IP-MAC.A2" office:value-type="string">
            <text:p text:style-name="P9">10.0.1.11/24</text:p>
          </table:table-cell>
          <table:table-cell table:style-name="PC-IP-MAC.C2" office:value-type="string">
            <text:p text:style-name="P9">00:24:81:11:30:e9</text:p>
          </table:table-cell>
        </table:table-row>
        <table:table-row>
          <table:table-cell table:style-name="PC-IP-MAC.A2" office:value-type="string">
            <text:p text:style-name="P9">Netlab2</text:p>
          </table:table-cell>
          <table:table-cell table:style-name="PC-IP-MAC.A2" office:value-type="string">
            <text:p text:style-name="P9">10.0.1.12/24</text:p>
          </table:table-cell>
          <table:table-cell table:style-name="PC-IP-MAC.C2" office:value-type="string">
            <text:p text:style-name="P9">00:24:81:c4:b4:32</text:p>
          </table:table-cell>
        </table:table-row>
        <table:table-row>
          <table:table-cell table:style-name="PC-IP-MAC.A2" office:value-type="string">
            <text:p text:style-name="P9">Netlab3</text:p>
          </table:table-cell>
          <table:table-cell table:style-name="PC-IP-MAC.A2" office:value-type="string">
            <text:p text:style-name="P9">10.0.1.13/24</text:p>
          </table:table-cell>
          <table:table-cell table:style-name="PC-IP-MAC.C2" office:value-type="string">
            <text:p text:style-name="P9">00:25:b3:ca:2b:e8</text:p>
          </table:table-cell>
        </table:table-row>
        <table:table-row>
          <table:table-cell table:style-name="PC-IP-MAC.A2" office:value-type="string">
            <text:p text:style-name="P9">Netlab4</text:p>
          </table:table-cell>
          <table:table-cell table:style-name="PC-IP-MAC.A2" office:value-type="string">
            <text:p text:style-name="P9">10.0.1.14/24</text:p>
          </table:table-cell>
          <table:table-cell table:style-name="PC-IP-MAC.C2" office:value-type="string">
            <text:p text:style-name="P9">00:25:b3:0d:8d:55</text:p>
          </table:table-cell>
        </table:table-row>
      </table:table>
      <text:p text:style-name="P5"/>
      <text:p text:style-name="P5">When looking at the ARP packets in detail, we see the MAC address of the source PC, and a broadcast address being using in the destination. <text:s/>When the PC whose MAC address the other PC was looking for receives this ARP, it replies, where we will find its MAC address in the source and the PC that issued the ARP's MAC address in the destination field. <text:s/>In a ping packet, we will see the IP addresses being used in those destinations, and then find the MAC addresses in the Ethernet frame information.</text:p>
      <text:p text:style-name="P5"/>
      <text:p text:style-name="P5">The time it takes to clear an ARP table is around 60 seconds.</text:p>
      <text:p text:style-name="P5"/>
      <text:p text:style-name="P4">Exercise 5</text:p>
      <text:p text:style-name="P5">During this experiment, we look at what happens when we ping an IP address, of whose host can not be reached. In the event that a PC does not get a reply from it's ARP, it will issue another ARP within about 1 second of it's previous ARP, until a total of 5 ARPs have been sent. <text:s/><text:soft-page-break/>This can be seen as the first ARP is sent at time 0.0000, the next at 1.0008, and subsequently at 2.002 through 5.008.</text:p>
      <text:p text:style-name="P10"/>
      <text:p text:style-name="P10"/>
      <text:p text:style-name="P4">Exercise 6</text:p>
      <text:p text:style-name="P5">In this exercise, we look at what happens when we configure two PCs with the same IP address. When we try to ssh into a PC whose MAC address we are unaware of, an ARP is sent. <text:s/>In this case of starting an ssh session to IP 10.0.1.11, which both PC1 and PC4 share, an ARP is sent to that IP address. <text:s/>Both PC's respond, however, in the results of my data, PC4 replies with it's MAC address before PC1, whereupon the ssh session is started, even before PC1's reply is picked up by PC3. <text:s/>In the event that we try this again, because PC3 has PC4's MAC address saved in it's ARP table under the IP address of 10.0.1.11, it would start the ssh session with PC4 rather than PC1.</text:p>
      <text:p text:style-name="P5"/>
      <text:p text:style-name="P5">Output:</text:p>
      <text:p text:style-name="P7">No. <text:s text:c="4"/>Time <text:s text:c="7"/>Source <text:s text:c="15"/>Destination <text:s text:c="10"/>Protocol Length Info</text:p>
      <text:p text:style-name="P8"><text:s text:c="6"/>1 0.000000 <text:s text:c="3"/>Hewlett-_ca:2b:e8 <text:s text:c="4"/>Broadcast <text:s text:c="12"/>ARP <text:s text:c="5"/>42 <text:s text:c="4"/>Who has 10.0.1.11? <text:s/>Tell 10.0.1.13</text:p>
      <text:p text:style-name="P8"/>
      <text:p text:style-name="P8">Frame 1: 42 bytes on wire (336 bits), 42 bytes captured (336 bits)</text:p>
      <text:p text:style-name="P8">Ethernet II, Src: Hewlett-_ca:2b:e8 (00:25:b3:ca:2b:e8), Dst: Broadcast (ff:ff:ff:ff:ff:ff)</text:p>
      <text:p text:style-name="P8">Address Resolution Protocol (request)</text:p>
      <text:p text:style-name="P8"/>
      <text:p text:style-name="P8">No. <text:s text:c="4"/>Time <text:s text:c="7"/>Source <text:s text:c="15"/>Destination <text:s text:c="10"/>Protocol Length Info</text:p>
      <text:p text:style-name="P8"><text:s text:c="6"/>2 0.000176 <text:s text:c="3"/>Hewlett-_0d:8d:55 <text:s text:c="4"/>Hewlett-_ca:2b:e8 <text:s text:c="4"/>ARP <text:s text:c="5"/>60 <text:s text:c="4"/>10.0.1.11 is at 00:25:b3:0d:8d:55</text:p>
      <text:p text:style-name="P8"/>
      <text:p text:style-name="P8">Frame 2: 60 bytes on wire (480 bits), 60 bytes captured (480 bits)</text:p>
      <text:p text:style-name="P8">Ethernet II, Src: Hewlett-_0d:8d:55 (00:25:b3:0d:8d:55), Dst: Hewlett-_ca:2b:e8 (00:25:b3:ca:2b:e8)</text:p>
      <text:p text:style-name="P8">Address Resolution Protocol (reply)</text:p>
      <text:p text:style-name="P8"/>
      <text:p text:style-name="P8">No. <text:s text:c="4"/>Time <text:s text:c="7"/>Source <text:s text:c="15"/>Destination <text:s text:c="10"/>Protocol Length Info</text:p>
      <text:p text:style-name="P8"><text:s text:c="6"/>3 0.000183 <text:s text:c="3"/>10.0.1.13 <text:s text:c="12"/>10.0.1.11 <text:s text:c="12"/>SSH <text:s text:c="5"/>114 <text:s text:c="3"/>Encrypted request packet len=48</text:p>
      <text:p text:style-name="P14"/>
      <text:p text:style-name="P14"><text:tab/><text:tab/>[root@PC3 ~]# arp -a</text:p>
      <text:p text:style-name="P15"><text:tab/><text:tab/>? (10.0.1.11) at 00:25:b3:0d:8d:55 [ether] on em1</text:p>
      <text:p text:style-name="P5"/>
      <text:p text:style-name="P4">Exercise 7</text:p>
      <text:p text:style-name="P5">In this exercise, we see what happens when we configure our PC's to be held within different subnets by altering the /X prefix at the end of the IP address.</text:p>
      <text:p text:style-name="P5"/>
      <text:p text:style-name="P5">Results:</text:p>
      <text:p text:style-name="P5"><text:tab/>PC1 → PC3 – Reached </text:p>
      <text:p text:style-name="P5"><text:tab/>PC1 → PC2 – Reached </text:p>
      <text:p text:style-name="P5"><text:soft-page-break/><text:tab/>PC1 → PC4 – Not Reached</text:p>
      <text:p text:style-name="P5"><text:tab/>PC4 → PC1 – Not Reached</text:p>
      <text:p text:style-name="P5"><text:tab/>PC2 → PC4 – Not Reached</text:p>
      <text:p text:style-name="P5"><text:tab/>PC2 → PC3 – Not Reached</text:p>
      <text:p text:style-name="P4"><text:tab/><text:span text:style-name="T2">Analysis:</text:span></text:p>
      <text:p text:style-name="P17"><text:span text:style-name="T2">If we look at each of the IP addresses in its bitwise form, and from there determine the range of IP addresses that each PC can reach given it's subnet, we will understand why certain PCs can reach other PCs, while others can not.</text:span></text:p>
      <text:p text:style-name="P17"><text:span text:style-name="T2"/></text:p>
      <text:p text:style-name="P17"><text:span text:style-name="T2">Bitwise (underlined bits are the network part of the address):</text:span></text:p>
      <text:p text:style-name="P17"><text:span text:style-name="T2"><text:tab/>PC1 </text:span><text:span text:style-name="T3">00001010 00000000 00000001</text:span><text:span text:style-name="T2"> 01100100 (10.0.1.100/24)</text:span></text:p>
      <text:p text:style-name="P17"><text:span text:style-name="T2"><text:tab/>PC2 </text:span><text:span text:style-name="T3">00001010 00000000 00000001</text:span><text:span text:style-name="T4"> </text:span><text:span text:style-name="T3">0110</text:span><text:span text:style-name="T4">0101 (10.0.1.101/28)</text:span></text:p>
      <text:p text:style-name="P17"><text:span text:style-name="T2"><text:tab/>PC3 </text:span><text:span text:style-name="T3">00001010 00000000 00000001</text:span><text:span text:style-name="T2"> 01111000 (10.0.1.120/24)</text:span></text:p>
      <text:p text:style-name="P17"><text:span text:style-name="T2"><text:tab/>PC4 </text:span><text:span text:style-name="T3">00001010 00000000 00000001</text:span><text:span text:style-name="T2"> </text:span><text:span text:style-name="T3">0111</text:span><text:span text:style-name="T2">1001 (10.0.1.121/28)</text:span></text:p>
      <text:p text:style-name="P17"><text:span text:style-name="T2">Range:</text:span></text:p>
      <text:p text:style-name="P17"><text:span text:style-name="T2"><text:tab/>PC1 All 8 bits can be used, therefore </text:span>10.0.1.1-10.0.1.254</text:p>
      <text:p text:style-name="P17"><text:span text:style-name="T2"><text:tab/>PC2 Last 4 bits used, + 96 from first 4 bits, therefore </text:span>10.0.1.97-10.0.1.110</text:p>
      <text:p text:style-name="P17"><text:span text:style-name="T2"><text:tab/>PC3 All 8 bits can be used, therefore </text:span>10.0.1.1-10.0.1.254</text:p>
      <text:p text:style-name="P17"><text:span text:style-name="T2"><text:tab/>PC4 Last 4 bits used, +112 from first 4 bits, therefore </text:span>10.0.1.113-10.0.1.126</text:p>
      <text:p text:style-name="P6"/>
      <text:p text:style-name="P6">From this, we can see the overlap of our machines and their subnets, and effectively understand why each ping either reached its destination or it did not.</text:p>
      <text:list xml:id="list30370027" text:style-name="L1">
        <text:list-item>
          <text:p text:style-name="P16">PC3 is within the subnet range of PC1, and has the same network part of its IP, it can be reached.</text:p>
        </text:list-item>
        <text:list-item>
          <text:p text:style-name="P16">PC2 is within the range of PC1's subnet, and also has the same network part of its IP, it can be reached.</text:p>
        </text:list-item>
        <text:list-item>
          <text:p text:style-name="P16">PC4 is within range of PC1's subnet, but does not share the same network part of its IP, so it cannot be reached.</text:p>
        </text:list-item>
        <text:list-item>
          <text:p text:style-name="P16">PC1 is not within range of PC4's subnet, and does not share the same network part of its IP, so it cannot be reached.</text:p>
        </text:list-item>
        <text:list-item>
          <text:p text:style-name="P16">PC4 is not within range of PC2's subnet, and does not hold the same network part of its IP, so it cannot be reached.</text:p>
        </text:list-item>
        <text:list-item>
          <text:p text:style-name="P16">PC3 is not within range of PC2's subnet, and does not hold the same network part of its IP, so it cannot be reached.</text:p>
        </text:list-item>
      </text:list>
      <text:p text:style-name="P6"/>
      <text:p text:style-name="P4">Conclusion</text:p>
      <text:p text:style-name="P5">As has been seen in this lab, we encountered a vast majority of different information, spanning from the use of different bridging equipment, what happens with an ARP request, and what happens when a network is configured wrong. <text:s/>There isn't much I would do differently during this lab, other than trying exercise 2 first with a hub, and then with a switch to thoroughly compare the results of the exercise to fully explain my hypothesis. <text:s/>Other than that, I have no other recommendations or suggestions to further develop this l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Marathi1" svg:font-family="'Lohit Marath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Marath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Marath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Marath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w Zurn</meta:initial-creator>
    <meta:creation-date>2013-03-12T21:10:36</meta:creation-date>
    <dc:date>2013-03-21T10:31:51.89</dc:date>
    <dc:creator>Andrew Zurn</dc:creator>
    <meta:editing-duration>PT01H54M09S</meta:editing-duration>
    <meta:editing-cycles>9</meta:editing-cycles>
    <meta:generator>OpenOffice.org/3.2$Win32 OpenOffice.org_project/320m18$Build-9502</meta:generator>
    <meta:document-statistic meta:table-count="1" meta:image-count="0" meta:object-count="0" meta:page-count="4" meta:paragraph-count="102" meta:word-count="1553" meta:character-count="9389"/>
  </office:meta>
</office:document-meta>
</file>